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40000006457F5B1D1243E06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tika.apache.org/" office:name="Visit Tika"><draw:frame draw:style-name="fr1" draw:name="Image1" text:anchor-type="char" svg:width="7.726cm" svg:height="2.646cm" draw:z-index="0"><draw:image xlink:href="Pictures/10000201000001240000006457F5B1D1243E0671.png" xlink:type="simple" xlink:show="embed" xlink:actuate="onLoad" loext:mime-type="image/png"/><svg:title>Visit Tika</svg:title></draw:frame></draw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22:18:14.984562795</meta:creation-date>
    <dc:date>2020-11-08T22:30:44.789788150</dc:date>
    <meta:editing-duration>PT2M8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